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vsTagDiff.parseRDiff( File tmp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vsTagDiff.setIgnoreRemove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TagDiff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vsTagDiff.doFileWasRemoved( Vector entries , String lin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vsTagDiff.setPackage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TagDiff.writeTagDiff( CvsTagEntry [ ] entri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vsTagDiff.setEndTa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TagDiff.valida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vsTagDiff.doFileHasChanged( Vector entries ,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vsTagDiff.setEndDa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TagDiff.setStartTa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TagDiff.doFileIsNew( Vector entries , String 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vsTagDiff.setStartDa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TagDiff.setDest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TagDiff.writeTagEntry( Document doc , PrintWriter writer , CvsTagEntry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vsTagDiff.removePackageName( String line , String [ ] packagePrefixes , int [ ] prefixLength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vsTagDiff.handlePackage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